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style:text-properties fo:color="#800000" fo:language="ru" fo:country="RU"/>
    </style:style>
    <style:style style:name="P80" style:family="paragraph" style:parent-style-name="Text_20_body">
      <style:paragraph-properties fo:background-color="#eeeeee">
        <style:background-image/>
      </style:paragraph-properties>
    </style:style>
    <style:style style:name="P81" style:family="paragraph" style:parent-style-name="Text_20_body">
      <style:paragraph-properties fo:background-color="#eeeeee">
        <style:background-image/>
      </style:paragraph-properties>
      <style:text-properties fo:language="ru" fo:country="RU"/>
    </style:style>
    <style:style style:name="P82" style:family="paragraph" style:parent-style-name="Text_20_body">
      <style:paragraph-properties fo:text-align="justify" style:justify-single-word="false"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5" style:family="paragraph" style:parent-style-name="Text_20_body">
      <style:paragraph-properties fo:margin-left="0cm" fo:margin-right="0cm" fo:text-align="justify" style:justify-single-word="false" fo:text-indent="0cm" style:auto-text-indent="false"/>
    </style:style>
    <style:style style:name="P86" style:family="paragraph" style:parent-style-name="Text_20_body">
      <style:paragraph-properties fo:margin-left="0cm" fo:margin-right="0cm" fo:text-align="justify" style:justify-single-word="false" fo:text-indent="0cm" style:auto-text-indent="false"/>
      <style:text-properties fo:color="#800000"/>
    </style:style>
    <style:style style:name="P8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cm" fo:margin-right="0cm" fo:text-align="center" style:justify-single-word="false" fo:text-indent="0cm" style:auto-text-indent="false"/>
    </style:style>
    <style:style style:name="P8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8" style:family="paragraph" style:parent-style-name="Footnote">
      <style:paragraph-properties fo:margin-left="0cm" fo:margin-right="0cm" fo:text-indent="0cm"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9" style:family="paragraph" style:parent-style-name="Heading_20_1">
      <style:paragraph-properties fo:margin-left="0cm" fo:margin-right="0cm" fo:text-align="center" style:justify-single-word="false" fo:text-indent="0.499cm" style:auto-text-indent="false"/>
    </style:style>
    <style:style style:name="P110" style:family="paragraph" style:parent-style-name="Heading_20_1">
      <style:paragraph-properties fo:background-color="#eeeeee">
        <style:background-image/>
      </style:paragraph-properties>
    </style:style>
    <style:style style:name="P111" style:family="paragraph" style:parent-style-name="Heading_20_2">
      <style:text-properties fo:language="en" fo:country="US"/>
    </style:style>
    <style:style style:name="P112" style:family="paragraph" style:parent-style-name="Heading_20_2">
      <style:text-properties fo:language="ru" fo:country="RU"/>
    </style:style>
    <style:style style:name="P113" style:family="paragraph" style:parent-style-name="Heading_20_2">
      <style:paragraph-properties fo:background-color="#eeeeee">
        <style:background-image/>
      </style:paragraph-properties>
    </style:style>
    <style:style style:name="P114" style:family="paragraph" style:parent-style-name="Heading_20_2">
      <style:paragraph-properties fo:background-color="#eeeeee">
        <style:background-image/>
      </style:paragraph-properties>
      <style:text-properties fo:language="ru" fo:country="RU"/>
    </style:style>
    <style:style style:name="P11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1">
      <style:paragraph-properties fo:text-align="justify" style:justify-single-word="false"/>
      <style:text-properties fo:language="ru" fo:country="RU"/>
    </style:style>
    <style:style style:name="P118" style:family="paragraph" style:parent-style-name="Text_20_body" style:list-style-name="L2">
      <style:paragraph-properties fo:text-align="justify" style:justify-single-word="false"/>
      <style:text-properties fo:language="ru" fo:country="RU"/>
    </style:style>
    <style:style style:name="P119" style:family="paragraph" style:parent-style-name="Text_20_body" style:list-style-name="L3">
      <style:text-properties fo:language="ru" fo:country="RU"/>
    </style:style>
    <style:style style:name="P12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12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background-color="transparent" loext:char-shading-value="0"/>
    </style:style>
    <style:style style:name="T21" style:family="text">
      <style:text-properties fo:color="#800000" fo:language="en" fo:country="US"/>
    </style:style>
    <style:style style:name="T22" style:family="text">
      <style:text-properties fo:color="#800000" fo:language="en" fo:country="US" fo:font-style="normal" style:font-style-asian="normal" style:font-style-complex="normal"/>
    </style:style>
    <style:style style:name="T23" style:family="text">
      <style:text-properties fo:color="#800000"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02528748098876931" text:style-name="L1">
        <text:list-item>
          <text:p text:style-name="P116">добавить детектив <text:span text:style-name="T1">(реализовано)</text:span>+ магические уроки/трактаты Старсвирла (реализовано)</text:p>
        </text:list-item>
        <text:list-item>
          <text:p text:style-name="P117">Терра несколько раз пытается убить Макса (один раз — в аквапарке). Несколько раз Макса спасает Селестия (даёт приказы Нексусу)</text:p>
        </text:list-item>
        <text:list-item>
          <text:p text:style-name="P117">Книги:</text:p>
        </text:list-item>
      </text:list>
      <text:list xml:id="list2711974832306901560" text:style-name="L2">
        <text:list-item>
          <text:p text:style-name="P118">«Великие грифоны прошлого» - из канона (5<text:span text:style-name="T6">s8e)</text:span></text:p>
        </text:list-item>
        <text:list-item>
          <text:p text:style-name="P118">«Высшие заклинания в повседневном использовании: от песчинки до дворца»</text:p>
        </text:list-item>
        <text:list-item>
          <text:p text:style-name="P120">«Малоизвестные аспекты магии трансформаций»</text:p>
        </text:list-item>
        <text:list-item>
          <text:p text:style-name="P11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8">Дасти Вейфарер «Зебрианская культура, быт и фольклор»</text:p>
        </text:list-item>
        <text:list-item>
          <text:p text:style-name="P118">«Краткая история Эквестрии»</text:p>
        </text:list-item>
        <text:list-item>
          <text:p text:style-name="P118">«Шедевры архитектуры Эквестрии» с разделом о Кантерлотском Королевском Дворце</text:p>
        </text:list-item>
        <text:list-item>
          <text:p text:style-name="P118">«Великие дела и великие чары». Страница 893: …</text:p>
        </text:list-item>
        <text:list-item>
          <text:p text:style-name="P118">«Природа Проклятий» - обмен</text:p>
        </text:list-item>
        <text:list-item>
          <text:p text:style-name="P118">«<text:span text:style-name="T38">Магия для Чайников</text:span>» - обмен</text:p>
        </text:list-item>
        <text:list-item>
          <text:p text:style-name="P118">«Энциклопедия Арканум» - обмен</text:p>
        </text:list-item>
        <text:list-item>
          <text:p text:style-name="P118">«О Гейсах» - обмен</text:p>
        </text:list-item>
        <text:list-item>
          <text:p text:style-name="P118">«<text:span text:style-name="T47">Тайны Тайных Наук</text:span>» - обмен</text:p>
        </text:list-item>
        <text:list-item>
          <text:p text:style-name="P120">«Основы Заклятий» - обмен</text:p>
        </text:list-item>
        <text:list-item>
          <text:p text:style-name="P11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213078360082940356" text:style-name="L3">
        <text:list-item>
          <text:p text:style-name="P11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9">Селестия — переменчивая пони. В одно время не строгая, а в другое может быть такой, что страшно становится</text:p>
        </text:list-item>
        <text:list-item>
          <text:p text:style-name="P119">У Селестии были такие элементы гармонии: Магия, Доброта, Смех. У Луны — Верность, Честность, Щедрость. (ксенофазия)</text:p>
        </text:list-item>
        <text:list-item>
          <text:p text:style-name="P11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9">Около 820-ти лет назад будущий маг Лайтнинг Стар поступил на обучение к наставнику Тииспоту</text:p>
        </text:list-item>
        <text:list-item>
          <text:p text:style-name="P11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9">У Селестии грива и хвост развеваются и переливаются от магического шампуня</text:p>
        </text:list-item>
        <text:list-item>
          <text:p text:style-name="P119">Тело Селестии очень крепкое — может выдержать несколько тонн земли</text:p>
        </text:list-item>
        <text:list-item>
          <text:p text:style-name="P119">Дискорд намного старше принцесс, его магия сильнее ихней на голову</text:p>
        </text:list-item>
        <text:list-item>
          <text:p text:style-name="P119">Луна младше Селестии на 3 года. Сёстрам около 5000 лет. По другим данным, Селестии около 2500 лет (Обмен).</text:p>
        </text:list-item>
        <text:list-item>
          <text:p text:style-name="P119">Принцессы начали войну с Дискордом в возрасте, когда им было около 700 лет — и продолжалась война почти сто лет</text:p>
        </text:list-item>
        <text:list-item>
          <text:p text:style-name="P119">Самый главный враг сестёр и Дискорда — скука</text:p>
        </text:list-item>
        <text:list-item>
          <text:p text:style-name="P119">В Эквестрии на одного жеребца приходится четыре - пять кобыл</text:p>
        </text:list-item>
        <text:list-item>
          <text:p text:style-name="P11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9">Селестия в первые полторы тысячи лет путешествовала — и заварила несколько войн (две — с Эквестрией, в одной была против Луны)</text:p>
        </text:list-item>
        <text:list-item>
          <text:p text:style-name="P119">Настоящий цвет гривы Селестии — клубнично-розовая. Радужный цвет гривы и хвоста поддерживается магией</text:p>
        </text:list-item>
        <text:list-item>
          <text:p text:style-name="P119">Кроме Дискорда, старше сестёр ещё старейшина драконов</text:p>
        </text:list-item>
        <text:list-item>
          <text:p text:style-name="P119">Кэйденс не прожила и 60-ти лет и является низкорожденной</text:p>
        </text:list-item>
        <text:list-item>
          <text:p text:style-name="P11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9">Народ тихо фигел от нововведений и с ещё большим ожесточением продолжал делать по-своему</text:p>
        </text:list-item>
        <text:list-item>
          <text:p text:style-name="P11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9">Когда пони женятся, они обмениваются ножными браслетами</text:p>
        </text:list-item>
        <text:list-item>
          <text:p text:style-name="P119">Светилами, кроме сестёр, могут управлять единороги (группы), Дискорд, Твайлайт и Старсвирл</text:p>
        </text:list-item>
        <text:list-item>
          <text:p text:style-name="P119">Королева Кризалис — правительница Зелёной Долины</text:p>
        </text:list-item>
        <text:list-item>
          <text:p text:style-name="P119">Мать Луны и Селестии — аликорн Лорен. Мать Дискорда — Алиса (пони-человек)</text:p>
        </text:list-item>
        <text:list-item>
          <text:p text:style-name="P11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1" text:outline-level="2">1. Терра</text:h>
      <text:p text:style-name="P21">музыка - кондовая электронная, холодная и отчаянная (Electronics “Disappointed”)</text:p>
      <text:p text:style-name="P8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8">***</text:p>
      <text:p text:style-name="P8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819579042082436663" text:style-name="L4">
        <text:list-item>
          <text:p text:style-name="P12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2"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2">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1"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3">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3">–</text:span><text:span text:style-name="T29">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1">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text:span><text:span text:style-name="T6">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text:span><text:span text:style-name="T6">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48">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text:soft-page-break/>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oft-page-break/><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1">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text:soft-page-break/>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lt;<text:span text:style-name="T17">этой пещерой Макс воспользуется </text:span><text:span text:style-name="T17">для </text:span><text:span text:style-name="T17">сваливания из Понивилля</text:span><text:span text:style-name="T17">. </text:span><text:span text:style-name="T17">Её начало — в подвале под библиотекой. Конец выходит на обрывистый берег реки</text:span>&gt;. И выжигал бы и дальше, но сам сгорел на второй минуте работы. И это не потому, что я не умею контролировать магию <text:span text:style-name="T6">— НЕТ!</text:span></text:p>
      <text:p text:style-name="P76">Твайлайт начала в возбуждении ходить по читальному залу.</text:p>
      <text:p text:style-name="P76"><text:span text:style-name="T29">– </text:span><text:span text:style-name="T29">У меня недостаточно сил для контроля столь мощной энергии. И мне НЕ СТЫДНО в этом признаться! Потому что я всего лишь единоро</text:span><text:span text:style-name="T29">г</text:span><text:span text:style-name="T29">, не то, что некоторые!</text:span><text:span text:style-name="T33"> </text:span><text:span text:style-name="T29">Мощнее ускорителя только магия драконов, аликорнов и Элементов Гармонии. </text:span><text:span text:style-name="T29">Если бы я была...</text:span><text:span text:style-name="T6"> </text:span>Ааай!</text:p>
      <text:p text:style-name="P76">Твайлайт, погружённая в свои мысли, не заметила вылезшего из своей корзинки зевающего Спайка.</text:p>
      <text:p text:style-name="P76"><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76"><text:span text:style-name="T6">–</text:span> Дет, всё в порядке. <text:span text:style-name="T6">–</text:span> Твайлайт потирала ушибленный нос.</text:p>
      <text:p text:style-name="P76">Дракончик кивнул и пошёл по направлению к уборной. Я смочил запасной носовой платок в кувшине с водой и приложил к носу единорожки.</text:p>
      <text:p text:style-name="P76"><text:span text:style-name="T6">–</text:span> Если дело только в силе, я могу попросить Селестию проконтролировать эксперимент. Думаю, она согласится.</text:p>
      <text:p text:style-name="P122">– Да, это вариант. – единорожка не выглядела обрадованной. – Потому что с драконами нам совсем не светит.</text:p>
      <text:p text:style-name="P76"><text:span text:style-name="T6">– </text:span><text:span text:style-name="T6">Вот и отлично. Итак, на чём мы остановились? </text:span><text:span text:style-name="T6">Я уговариваю Селестию помочь тебе с заклинанием Индрэ, усиленным ускорителем. Как пришелец с другого мира, я могу увидеть суть происходящего под другим углом </text:span><text:span text:style-name="T33">— </text:span><text:span text:style-name="T33">и, возможно, определить причину </text:span><text:span text:style-name="T33">исчезновений пони и кошмарных снов. </text:span><text:span text:style-name="T33">Годится?</text:span></text:p>
      <text:p text:style-name="P76"><text:span text:style-name="T6">– Ага. Т</text:span><text:span text:style-name="T1">олько надо дождаться нового ускорителя взамен сгоревшего. Да, и ещё... Вообще-то, Луна запретила мне экспериментировать с заклинанием Индрэ.</text:span></text:p>
      <text:p text:style-name="P76"><text:span text:style-name="T6">– </text:span><text:span text:style-name="T1">Ерунда! Там стоит запрет только для пони. А я </text:span><text:span text:style-name="T33">— </text:span><text:span text:style-name="T29">не пони.</text:span></text:p>
      <text:p text:style-name="P76"><text:span text:style-name="T29"/></text:p>
      <text:p text:style-name="P122"><text:span text:style-name="T36">&lt;</text:span><text:span text:style-name="T29">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22"/>
      <text:p text:style-name="P76"/>
      <text:p text:style-name="P46"><text:span text:style-name="T6">–</text:span> Вообще-то говоря, мне кажется, внешняя сила <text:span text:style-name="T1">—</text:span> это я. Я точно произошёл не в Эквестрии и <text:soft-page-break/>вообще не в этом мире.</text:p>
      <text:p text:style-name="P46"><text:span text:style-name="T6">–</text:span> Да, логично, <text:span text:style-name="T6">–</text:span> сказала в нос Твайлайт. <text:span text:style-name="T6">–</text:span> Могла бы и сама догадаться.</text:p>
      <text:p text:style-name="P46"><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oft-page-break/><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text:soft-page-break/></text:p>
      <text:p text:style-name="P36"/>
      <text:p text:style-name="P36"/>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text:span><text:span text:style-name="T18">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5">Ты</text:span><text:span text:style-name="T24"> что! Нельзя любить фаэри! Она похитит твоё сердце и ты будешь искать её до смерти</text:span><text:span text:style-name="T25">)</text:span><text:span text:style-name="T24"> — Пинки </text:span><text:span text:style-name="T25">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text:soft-page-break/>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3" text:outline-level="2">Сон Рэрити</text:h>
      <text:p text:style-name="P46"/>
      <text:p text:style-name="P46">… в огромном пустом пространстве, а меня окружают звёзды, <text:span text:style-name="T1">–</text:span> рассказывала Рэрити, когда мы с <text:soft-page-break/>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1">—</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1">—</text:span><text:span text:style-name="T17"> и с собой + Леро </text:span><text:span text:style-name="T21">—</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oft-page-break/><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text:span><text:soft-page-break/><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1">&lt;</text:span><text:span text:style-name="T17">синхрофазотрон</text:span><text:span text:style-name="T21">&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6">&lt;</text:span><text:span text:style-name="T23">Макс помогает починить Эпплджек повозку.</text:span><text:span text:style-name="T36">&gt;</text:span></text:p>
      <text:p text:style-name="P32"/>
      <text:p text:style-name="P79"/>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oft-page-break/><text:span text:style-name="T38">&lt;</text:span><text:span text:style-name="T20">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7">&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3"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text:soft-page-break/>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3"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text:soft-page-break/>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3"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text:soft-page-break/>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3" text:outline-level="2">В библиотеке замка Селестии</text:h>
      <text:p text:style-name="P80"/>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text:span><text:soft-page-break/><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3" text:outline-level="2">Понивилль</text:h>
      <text:p text:style-name="P46"/>
      <text:h text:style-name="P113"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oft-page-break/><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text:soft-page-break/>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3"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oft-page-break/><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3" text:outline-level="2">Сон Макса</text:h>
      <text:p text:style-name="P80"/>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1">–</text:span><text:span text:style-name="T17"> Готова, </text:span><text:span text:style-name="T21">–</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oft-page-break/><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3"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oft-page-break/><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3"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oft-page-break/><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1">–</text:span><text:span text:style-name="T17"> Пинки? </text:span><text:span text:style-name="T21">–</text:span><text:span text:style-name="T17"> Дэш сморщила нос. </text:span><text:span text:style-name="T21">–</text:span><text:span text:style-name="T17"> Я скажу ей, чтоб больше не </text:span><text:span text:style-name="T21">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oft-page-break/><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1">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oft-page-break/><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80"/>
      <text:p text:style-name="P80"/>
      <text:p text:style-name="P80"/>
      <text:p text:style-name="P80"/>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oft-page-break/><text:span text:style-name="T6">&lt;</text:span><text:span text:style-name="T17">Кто следующий готов рассказывать?</text:span></text:p>
      <text:p text:style-name="P53">Пинки дёрнулась на месте, но промолчала.</text:p>
      <text:p text:style-name="P46"><text:span text:style-name="T21">–</text:span><text:span text:style-name="T17"> Я расскажу, - шагнула вперёд радужная пегаска. </text:span><text:span text:style-name="T21">–</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1">—</text:span><text:span text:style-name="T17"> она становится Пинкаминой из-за её сна </text:span><text:span text:style-name="T21">—</text:span><text:span text:style-name="T17"> “Кексиков”. Также она видит во сне центр Эгрегора Эквестрии </text:span><text:span text:style-name="T21">—</text:span><text:span text:style-name="T17"> Селестию. И она видит, как Селестия превращается в набор цифр и уходит в экран </text:span><text:span text:style-name="T21">—</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1">—</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1">—</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3"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3"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text:soft-page-break/>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3" text:outline-level="2">Поиск решения</text:h>
      <text:p text:style-name="P80"/>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17">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1">—</text:span><text:span text:style-name="T17"> Луна создаёт обратный коридор в срок.</text:span><text:span text:style-name="T6">&gt;</text:span></text:p>
      <text:p text:style-name="P46"/>
      <text:h text:style-name="P113"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1">—</text:span><text:span text:style-name="T18"> </text:span><text:span text:style-name="T21">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text:soft-page-break/></text:p>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text:soft-page-break/>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3"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3"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text:soft-page-break/>–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3" text:outline-level="2">Безнадёжность</text:h>
      <text:p text:style-name="P50">&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soft-page-break/>***</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3" text:outline-level="2">След?</text:h>
      <text:p text:style-name="P80"/>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3"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text:soft-page-break/>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6579081668734476409"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21193971" text:continue-numbering="true" text:style-name="L5">
        <text:list-header>
          <text:p text:style-name="P124">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191269" text:continue-numbering="true" text:style-name="L5">
        <text:list-header>
          <text:p text:style-name="P124">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187547"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text:soft-page-break/></text:p>
      <text:h text:style-name="P114" text:outline-level="2">Почти.</text:h>
      <text:p text:style-name="P81"/>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4" text:outline-level="2">Дискорд</text:h>
      <text:p text:style-name="P80"/>
      <text:p text:style-name="P81">Девушки поспешно собирались, пока я растолковывал им задачу.</text:p>
      <text:p text:style-name="P8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6">– </text:span>Это тот твой приятель, который разбился с полгода назад? – спросила Эпплджек.</text:p>
      <text:p text:style-name="P81"><text:span text:style-name="T6">– </text:span>Да, это он.</text:p>
      <text:p text:style-name="P81"><text:span text:style-name="T6">– </text:span>А как мы попадём в его квартиру? Там сейчас кто-то живёт? – Флаттершай прыгала на одной ноге, натягивая кед.</text:p>
      <text:p text:style-name="P8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6">– </text:span>Макс, что случилось? У нас проблемы?</text:p>
      <text:p text:style-name="P8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6">– </text:span>Так что, будем ломать дверь? – Эпплджек критически осмотрелась, подмечая бабулек на лавочке и зевак во внутреннем скверике.</text:p>
      <text:p text:style-name="P82"><text:span text:style-name="T6">– </text:span>Нет нужды. Лучше станьте-ка сзади меня так, чтобы заслонить от этих бабулек и от вооон той камеры наблюдения.</text:p>
      <text:list xml:id="list2755016113169080671"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2"><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2"><text:span text:style-name="T6">– </text:span>Макс, тут окно разбито! И верёвка какая-то висит. – крикнула Флаттершай из кухни.</text:p>
      <text:p text:style-name="P102"><text:soft-page-break/><text:span text:style-name="T6">–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6">–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6">– </text:span>Оп-па! – пробормотала Эпплджек. – Нежданчик!</text:p>
      <text:p text:style-name="P102"><text:span text:style-name="T6">– </text:span>Ты, я вижу, времени не терял, – моя рука под прикрытием стола медленно тянулась к тяжёлой фарфоровой кружке, стоящей на краю.</text:p>
      <text:p text:style-name="P8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6">– </text:span>А почему ты вообще решил искать нас тут? – спросила Эпплджек. – Приехал бы домой. Мы б тебя чаем напоили.</text:p>
      <text:p text:style-name="P83"><text:span text:style-name="T6">–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6">– </text:span>С кем это вы тут разговариваете?</text:p>
      <text:list xml:id="list696400426442776453"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2">На лице Дискорда появилось удивлённо-мечтательное выражение и он вырубился.</text:p>
      <text:p text:style-name="P102"/>
      <text:h text:style-name="P113" text:outline-level="2">Селестия</text:h>
      <text:p text:style-name="P102"/>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text:soft-page-break/>&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18">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5">– И что? – продолжила его мысль Эпплджек.</text:p>
      <text:p text:style-name="P95">–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1"/>
      <text:h text:style-name="P113" text:outline-level="2">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0"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1">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text:soft-page-break/></text:p>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6">–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6">–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text:soft-page-break/>–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text:span><text:soft-page-break/><text:span text:style-name="T17">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text:span><text:span text:style-name="T17">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134691465973357123" text:style-name="L8">
        <text:list-header>
          <text:p text:style-name="P126">(<text:span text:style-name="T25">Луна — как повелительница снов, слышала разговор Макса с Анакорном</text:span>)</text:p>
          <text:p text:style-name="P127"/>
        </text:list-header>
      </text:list>
      <text:p text:style-name="P92">***</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oft-page-break/><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3"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text:soft-page-break/>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oft-page-break/><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8T01:00:41.73</dc:date>
    <meta:editing-duration>P72DT15H24M10S</meta:editing-duration>
    <meta:editing-cycles>3573</meta:editing-cycles>
    <meta:generator>OpenOffice/4.1.1$Win32 OpenOffice.org_project/411m6$Build-9775</meta:generator>
    <meta:document-statistic meta:table-count="0" meta:image-count="0" meta:object-count="0" meta:page-count="144" meta:paragraph-count="2942" meta:word-count="69212" meta:character-count="440806"/>
    <dc:creator>макс </dc:creator>
  </office:meta>
</office:document-meta>
</file>